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26" calcext:value-type="float">
            <text:p>1326</text:p>
          </table:table-cell>
          <table:table-cell table:style-name="ce7" table:formula="of:=COUNTIF([.B7:.B999998];&quot;X&quot;)" office:value-type="float" office:value="1145" calcext:value-type="float">
            <text:p>114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5" calcext:value-type="float">
            <text:p>155</text:p>
          </table:table-cell>
          <table:table-cell table:style-name="ce25" table:formula="of:=SUM([.B2:.F2])" office:value-type="float" office:value="1407" calcext:value-type="float">
            <text:p>140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5">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8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30">00/00/0000</text:date>, <text:time style:data-style-name="N2" text:time-value="21:21:12.1154258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30T21:21:38.434210233</dc:date>
    <meta:editing-duration>P1DT10H27M32S</meta:editing-duration>
    <meta:editing-cycles>1315</meta:editing-cycles>
    <meta:document-statistic meta:table-count="1" meta:cell-count="8000" meta:object-count="0"/>
  </office:meta>
</office:document-meta>
</file>